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4271in" fo:margin-left="0.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5368in"/>
    </style:style>
    <style:style style:name="Table1.B" style:family="table-column">
      <style:table-column-properties style:column-width="3.109in"/>
    </style:style>
    <style:style style:name="Table1.C" style:family="table-column">
      <style:table-column-properties style:column-width="2.7813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top" fo:padding="0.075in" fo:border-left="0.05pt solid #000000" fo:border-right="none" fo:border-top="0.05pt solid #000000" fo:border-bottom="0.05pt solid #000000" style:writing-mode="lr-tb"/>
    </style:style>
    <style:style style:name="Table1.B1" style:family="table-cell">
      <style:table-cell-properties style:vertical-align="top" fo:background-color="transparent" fo:padding="0.075in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e1.C1" style:family="table-cell">
      <style:table-cell-properties style:vertical-align="top" fo:padding="0.075in" fo:border="0.05pt solid #000000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1.B2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1.C2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1.B3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1.C3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1.B4" style:family="table-cell">
      <style:table-cell-properties style:vertical-align="top" fo:padding="0.075in" fo:border-left="0.05pt solid #000000" fo:border-right="none" fo:border-top="none" fo:border-bottom="0.05pt solid #000000" style:writing-mode="lr-tb"/>
    </style:style>
    <style:style style:name="Table1.C4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Table2" style:family="table">
      <style:table-properties style:width="6.4271in" fo:margin-left="0.25in" table:align="left" style:writing-mode="lr-tb"/>
    </style:style>
    <style:style style:name="Table2.A" style:family="table-column">
      <style:table-column-properties style:column-width="5.7597in"/>
    </style:style>
    <style:style style:name="Table2.B" style:family="table-column">
      <style:table-column-properties style:column-width="0.66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75in" fo:border="none" style:writing-mode="lr-tb"/>
    </style:style>
    <style:style style:name="Table2.B1" style:family="table-cell">
      <style:table-cell-properties style:vertical-align="top" fo:padding="0.075in" fo:border="0.05pt solid #000000" style:writing-mode="lr-tb"/>
    </style:style>
    <style:style style:name="Table2.B4" style:family="table-cell">
      <style:table-cell-properties style:vertical-align="top" fo:padding="0.075in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2" style:family="paragraph" style:parent-style-name="Normal_20__28_Web_29_">
      <style:paragraph-properties fo:margin-top="0in" fo:margin-bottom="0in" style:contextual-spacing="false" fo:text-align="center" style:justify-single-word="false"/>
      <style:text-properties style:use-window-font-color="true" style:font-name="Arial" fo:font-size="12pt" fo:font-weight="bold" style:font-size-asian="12pt" style:font-weight-asian="bold" style:font-name-complex="Arial2" style:font-size-complex="12pt" style:font-weight-complex="bold"/>
    </style:style>
    <style:style style:name="P3" style:family="paragraph" style:parent-style-name="Normal_20__28_Web_29_">
      <style:paragraph-properties fo:margin-top="0in" fo:margin-bottom="0in" style:contextual-spacing="false"/>
      <style:text-properties style:use-window-font-color="true" style:font-name="Arial" fo:font-size="12pt" style:font-size-asian="12pt" style:font-name-complex="Arial2" style:font-size-complex="12pt"/>
    </style:style>
    <style:style style:name="P4" style:family="paragraph" style:parent-style-name="Standard">
      <style:paragraph-properties fo:margin-top="0in" fo:margin-bottom="0in" style:contextual-spacing="false" fo:break-before="auto" fo:break-after="auto">
        <style:tab-stops/>
      </style:paragraph-properties>
      <style:text-properties style:use-window-font-color="true" style:font-name="Arial" fo:font-size="12pt" officeooo:paragraph-rsid="001df7f0" style:font-size-asian="12pt" style:font-name-complex="Arial2" style:font-size-complex="12pt" style:font-weight-complex="bold"/>
    </style:style>
    <style:style style:name="P5" style:family="paragraph" style:parent-style-name="Table">
      <style:text-properties style:use-window-font-color="true" style:font-name="Arial" fo:font-size="12pt" style:font-size-asian="12pt" style:font-name-complex="Arial2" style:font-size-complex="12pt"/>
    </style:style>
    <style:style style:name="P6" style:family="paragraph" style:parent-style-name="Table">
      <style:paragraph-properties fo:margin-left="-0.0193in" fo:margin-right="-0.0098in" fo:text-indent="0in" style:auto-text-indent="false"/>
      <style:text-properties style:use-window-font-color="true" style:font-name="Arial" fo:font-size="12pt" style:font-size-asian="12pt" style:font-name-complex="Arial2" style:font-size-complex="12pt"/>
    </style:style>
    <style:style style:name="P7" style:family="paragraph" style:parent-style-name="Table">
      <style:paragraph-properties fo:margin-left="0in" fo:margin-right="-0.0098in" fo:text-indent="0in" style:auto-text-indent="false"/>
      <style:text-properties style:use-window-font-color="true" style:font-name="Arial" fo:font-size="12pt" style:font-size-asian="12pt" style:font-size-complex="12pt"/>
    </style:style>
    <style:style style:name="P8" style:family="paragraph" style:parent-style-name="Table">
      <style:paragraph-properties fo:margin-left="0in" fo:margin-right="-0.0098in" fo:text-indent="0in" style:auto-text-indent="false" text:number-lines="false" text:line-number="0"/>
      <style:text-properties style:use-window-font-color="true" style:font-name="Arial" fo:font-size="12pt" style:font-size-asian="12pt" style:font-name-complex="Arial1" style:font-size-complex="12pt"/>
    </style:style>
    <style:style style:name="P9" style:family="paragraph" style:parent-style-name="Table" style:list-style-name="L1">
      <style:text-properties style:use-window-font-color="true" style:font-name="Arial" fo:font-size="12pt" style:font-size-asian="12pt" style:font-name-complex="Arial2" style:font-size-complex="12pt"/>
    </style:style>
    <style:style style:name="P10" style:family="paragraph" style:parent-style-name="Table" style:list-style-name="L1">
      <style:text-properties style:use-window-font-color="true" fo:font-size="12pt" style:font-size-asian="12pt" style:font-size-complex="12pt"/>
    </style:style>
    <style:style style:name="P11" style:family="paragraph" style:parent-style-name="Table" style:list-style-name="L1">
      <style:paragraph-properties fo:margin-left="-0.0193in" fo:margin-right="-0.0098in" fo:text-indent="0in" style:auto-text-indent="false"/>
      <style:text-properties style:use-window-font-color="true" style:font-name="Arial" fo:font-size="12pt" style:font-size-asian="12pt" style:font-size-complex="12pt"/>
    </style:style>
    <style:style style:name="P12" style:family="paragraph" style:parent-style-name="Table" style:list-style-name="L1">
      <style:paragraph-properties fo:margin-left="-0.0193in" fo:margin-right="-0.0098in" fo:text-indent="0in" style:auto-text-indent="false"/>
      <style:text-properties style:use-window-font-color="true" style:font-name="Arial" fo:font-size="12pt" style:font-size-asian="12pt" style:font-name-complex="Arial2" style:font-size-complex="12pt"/>
    </style:style>
    <style:style style:name="P13" style:family="paragraph" style:parent-style-name="Table" style:list-style-name="L1">
      <style:paragraph-properties fo:margin-left="0in" fo:margin-right="-0.0098in" fo:text-indent="0in" style:auto-text-indent="false"/>
      <style:text-properties style:use-window-font-color="true" style:font-name="Arial" fo:font-size="12pt" style:font-size-asian="12pt" style:font-size-complex="12pt"/>
    </style:style>
    <style:style style:name="P14" style:family="paragraph" style:parent-style-name="Table" style:list-style-name="L1">
      <style:paragraph-properties fo:margin-left="0in" fo:margin-right="-0.0098in" fo:text-indent="0in" style:auto-text-indent="false"/>
      <style:text-properties style:use-window-font-color="true" style:font-name="Arial" fo:font-size="12pt" style:font-size-asian="12pt" style:font-name-complex="Arial2" style:font-size-complex="12pt"/>
    </style:style>
    <style:style style:name="P15" style:family="paragraph" style:parent-style-name="Standard" style:list-style-name="L1">
      <style:paragraph-properties fo:margin-top="0.3335in" fo:margin-bottom="0in" style:contextual-spacing="false" style:text-autospace="none">
        <style:tab-stops/>
      </style:paragraph-properties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iberation Sans1" style:font-size-asian="12pt" style:font-style-asian="normal" style:font-weight-asian="normal" style:font-name-complex="Arial1" style:font-size-complex="12pt" style:font-style-complex="normal" style:font-weight-complex="bold" style:text-emphasize="none" style:text-overline-style="none" style:text-overline-color="font-color"/>
    </style:style>
    <style:style style:name="P16" style:family="paragraph" style:parent-style-name="Normal_20__28_Web_29_" style:master-page-name="Standard">
      <style:paragraph-properties fo:margin-top="0in" fo:margin-bottom="0in" style:contextual-spacing="false" style:page-number="auto"/>
      <style:text-properties style:use-window-font-color="true" style:font-name="Arial" fo:font-size="12pt" style:font-size-asian="12pt" style:font-name-complex="Arial2" style:font-size-complex="12pt"/>
    </style:style>
    <style:style style:name="P17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/>
    </style:style>
    <style:style style:name="P18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style:font-size-asian="12pt" style:font-name-complex="Arial2" style:font-size-complex="12pt" style:font-weight-complex="bold"/>
    </style:style>
    <style:style style:name="P19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c42b1" style:font-size-asian="12pt" style:font-name-complex="Arial2" style:font-size-complex="12pt" style:font-weight-complex="bold"/>
    </style:style>
    <style:style style:name="P20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officeooo:paragraph-rsid="001df7f0" style:font-size-asian="12pt" style:font-name-complex="Arial2" style:font-size-complex="12pt" style:font-weight-complex="bold"/>
    </style:style>
    <style:style style:name="P21" style:family="paragraph" style:parent-style-name="Normal_20__28_Web_29_" style:list-style-name="L1">
      <style:paragraph-properties fo:margin-top="0in" fo:margin-bottom="0in" style:contextual-spacing="false">
        <style:tab-stops/>
      </style:paragraph-properties>
      <style:text-properties style:use-window-font-color="true" style:font-name="Arial" fo:font-size="12pt" fo:language="lv" fo:country="LV" officeooo:rsid="001c42b1" officeooo:paragraph-rsid="001c42b1" style:font-size-asian="12pt" style:font-name-complex="Arial2" style:font-size-complex="12pt" style:font-weight-complex="bold"/>
    </style:style>
    <style:style style:name="P22" style:family="paragraph" style:parent-style-name="Normal_20__28_Web_29_" style:list-style-name="L1">
      <style:text-properties style:use-window-font-color="true" style:font-name="Arial" fo:font-size="12pt" officeooo:paragraph-rsid="001c42b1" style:font-size-asian="12pt" style:font-name-complex="Arial1" style:font-size-complex="12pt"/>
    </style:style>
    <style:style style:name="T1" style:family="text">
      <style:text-properties style:font-name="Arial" style:font-name-complex="Arial2" style:font-weight-complex="bold"/>
    </style:style>
    <style:style style:name="T2" style:family="text">
      <style:text-properties style:font-name="Arial" fo:language="lv" fo:country="LV" officeooo:rsid="001c42b1" style:font-name-complex="Arial2" style:font-weight-complex="bold"/>
    </style:style>
    <style:style style:name="T3" style:family="text">
      <style:text-properties style:font-weight-complex="bold"/>
    </style:style>
    <style:style style:name="T4" style:family="text">
      <style:text-properties style:font-name="Courier 10 Pitch" style:font-name-complex="Arial2" style:font-weight-complex="bold"/>
    </style:style>
    <style:style style:name="T5" style:family="text">
      <style:text-properties style:font-name="Courier 10 Pitch" style:text-underline-style="solid" style:text-underline-width="auto" style:text-underline-color="font-color" style:font-name-complex="Arial2" style:font-weight-complex="bold"/>
    </style:style>
    <style:style style:name="T6" style:family="text">
      <style:text-properties officeooo:rsid="001a1aef"/>
    </style:style>
    <style:style style:name="T7" style:family="text">
      <style:text-properties officeooo:rsid="001ab803"/>
    </style:style>
    <style:style style:name="T8" style:family="text">
      <style:text-properties officeooo:rsid="001c42b1"/>
    </style:style>
    <style:style style:name="T9" style:family="text">
      <style:text-properties fo:language="lv" fo:country="LV"/>
    </style:style>
    <style:style style:name="T10" style:family="text">
      <style:text-properties fo:language="lv" fo:country="LV" officeooo:rsid="001c42b1"/>
    </style:style>
    <style:style style:name="T11" style:family="text">
      <style:text-properties fo:language="lv" fo:country="LV" officeooo:rsid="001df7f0"/>
    </style:style>
    <style:style style:name="T12" style:family="text">
      <style:text-properties style:font-name="Arial1"/>
    </style:style>
    <style:style style:name="T13" style:family="text">
      <style:text-properties style:font-name="Arial1" fo:language="lv" fo:country="LV"/>
    </style:style>
    <style:style style:name="T14" style:family="text">
      <style:text-properties style:font-name="Arial1" fo:language="lv" fo:country="LV" officeooo:rsid="0006b0d7"/>
    </style:style>
    <style:style style:name="T15" style:family="text">
      <style:text-properties style:font-name="Arial1" fo:language="lv" fo:country="LV" officeooo:rsid="000cbfc8"/>
    </style:style>
    <style:style style:name="T16" style:family="text">
      <style:text-properties style:font-name="Arial1" fo:language="lv" fo:country="LV" officeooo:rsid="00072241"/>
    </style:style>
    <style:style style:name="T17" style:family="text">
      <style:text-properties officeooo:rsid="001df7f0"/>
    </style:style>
    <style:style style:name="T18" style:family="text">
      <style:text-properties officeooo:rsid="001ef40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2">7.<text:span text:style-name="T8">Tests</text:span></text:p>
      <text:p text:style-name="P3"/>
      <text:p text:style-name="P3"/>
      <text:list xml:id="list2482058393632505251" text:style-name="L1">
        <text:list-item>
          <text:p text:style-name="P17"><text:span text:style-name="T10">Ko nozīmē saīsinājums</text:span> JDBC?</text:p>
          <text:p text:style-name="P17"/>
          <text:list>
            <text:list-item>
              <text:p text:style-name="P17">Java DataBase Creator</text:p>
            </text:list-item>
            <text:list-item>
              <text:p text:style-name="P17">Java DataBase Constructor</text:p>
            </text:list-item>
            <text:list-item>
              <text:p text:style-name="P17">Java DataBase Call</text:p>
            </text:list-item>
            <text:list-item>
              <text:p text:style-name="P18">Java DataBase Connectivity </text:p>
              <text:p text:style-name="P18"/>
            </text:list-item>
          </text:list>
        </text:list-item>
        <text:list-item>
          <text:p text:style-name="P18"><text:span text:style-name="T8">Ko nozīmē saīsinājums</text:span> ODBC?</text:p>
          <text:p text:style-name="P18"/>
          <text:list>
            <text:list-item>
              <text:p text:style-name="P18">Operative DataBase Connectivity </text:p>
            </text:list-item>
            <text:list-item>
              <text:p text:style-name="P18">Open DataBase Connectivity</text:p>
            </text:list-item>
            <text:list-item>
              <text:p text:style-name="P18">Open DataBase Constructor</text:p>
            </text:list-item>
            <text:list-item>
              <text:p text:style-name="P18">Open Driver Connectivity</text:p>
              <text:p text:style-name="P18"/>
            </text:list-item>
          </text:list>
        </text:list-item>
        <text:list-item>
          <text:p text:style-name="P21">Kurš no sekojošiem operatoriem ir korekts?</text:p>
          <text:list>
            <text:list-item>
              <text:p text:style-name="P18">CREATE NEW DATABASE animals;</text:p>
            </text:list-item>
            <text:list-item>
              <text:p text:style-name="P18">CREATE DATA BASE animals;</text:p>
            </text:list-item>
            <text:list-item>
              <text:p text:style-name="P18">CREATE DATABASE animals;</text:p>
            </text:list-item>
            <text:list-item>
              <text:p text:style-name="P18">DATABASE animals = NEW DATABASE;</text:p>
              <text:p text:style-name="P18"/>
            </text:list-item>
          </text:list>
        </text:list-item>
        <text:list-item>
          <text:p text:style-name="P21">Kurš no sekojošiem operatoriem ir korekts?</text:p>
          <text:p text:style-name="P18"/>
          <text:list>
            <text:list-item>
              <text:p text:style-name="P18">CREATE TABLE student (id INT, name CHAR(25), surname CHAR(25));</text:p>
            </text:list-item>
            <text:list-item>
              <text:p text:style-name="P18">CREATE NEW TABLE student (id INT, name CHAR(25), surname CHAR(25));</text:p>
            </text:list-item>
            <text:list-item>
              <text:p text:style-name="P18">CREATE TABLE student (INT id, CHAR(25) name, CHAR(25) surname );</text:p>
            </text:list-item>
            <text:list-item>
              <text:p text:style-name="P18">TABLE student <text:s/>= NEW TABLE (id INT, name CHAR(25), surname CHAR(25));</text:p>
              <text:p text:style-name="P18"/>
            </text:list-item>
          </text:list>
        </text:list-item>
        <text:list-item>
          <text:p text:style-name="P21">Kurš no sekojošiem operatoriem ir korekts?</text:p>
          <text:p text:style-name="P18"/>
          <text:list>
            <text:list-item>
              <text:p text:style-name="P18">INSERT INTO student (id, name , surname) THIS.VAL (1,"BILL","CLINTON");</text:p>
            </text:list-item>
            <text:list-item>
              <text:p text:style-name="P18">INSERT IN student (id, name , surname) VALUES (1,"BILL","CLINTON");</text:p>
            </text:list-item>
            <text:list-item>
              <text:p text:style-name="P18">INSERT INTO student (id, name , surname) VALUES (1,"BILL","CLINTON");</text:p>
            </text:list-item>
            <text:list-item>
              <text:p text:style-name="P18">INSERT INTO student (id = 1, name = BILL , surname = CLINTON);</text:p>
              <text:p text:style-name="P18"/>
            </text:list-item>
          </text:list>
        </text:list-item>
        <text:list-item>
          <text:p text:style-name="P21">Kurš no sekojošiem operatoriem ir korekts?</text:p>
          <text:p text:style-name="P18"/>
          <text:list>
            <text:list-item>
              <text:p text:style-name="P18">SHOW * FROM student;</text:p>
            </text:list-item>
            <text:list-item>
              <text:p text:style-name="P17">SELECT TABLE student;</text:p>
            </text:list-item>
            <text:list-item>
              <text:p text:style-name="P17">SELECT * FROM student;</text:p>
            </text:list-item>
            <text:list-item>
              <text:p text:style-name="P17">SELECT ALL FROM student;</text:p>
              <text:p text:style-name="P17"/>
            </text:list-item>
          </text:list>
        </text:list-item>
        <text:list-item>
          <text:p text:style-name="P21">Kurš no sekojošiem operatoriem ir korekts?</text:p>
          <text:p text:style-name="P18"/>
          <text:list>
            <text:list-item>
              <text:p text:style-name="P17"><text:span text:style-name="Source_20_Text"><text:span text:style-name="T3">DROP student;</text:span></text:span></text:p>
            </text:list-item>
            <text:list-item>
              <text:p text:style-name="P17"><text:span text:style-name="Source_20_Text"><text:span text:style-name="T3">DROP</text:span></text:span><text:span text:style-name="T3"> </text:span><text:span text:style-name="Source_20_Text"><text:span text:style-name="T3">TABLE</text:span></text:span><text:span text:style-name="T3"> </text:span><text:span text:style-name="Source_20_Text"><text:span text:style-name="T3">student;</text:span></text:span></text:p>
            </text:list-item>
            <text:list-item>
              <text:p text:style-name="P17"><text:soft-page-break/><text:span text:style-name="Source_20_Text"><text:span text:style-name="T3">DROP * student;</text:span></text:span></text:p>
            </text:list-item>
            <text:list-item>
              <text:p text:style-name="P17"><text:span text:style-name="Source_20_Text"><text:span text:style-name="T3">DROP * FROM student;</text:span></text:span></text:p>
              <text:p text:style-name="P17"><text:span text:style-name="Source_20_Text"><text:span text:style-name="T3"/></text:span></text:p>
            </text:list-item>
          </text:list>
        </text:list-item>
        <text:list-item>
          <text:p text:style-name="P21"><text:span text:style-name="Source_20_Text"><text:span text:style-name="T2">Kurš no sekojošiem operatoriem ir korekts?</text:span></text:span></text:p>
          <text:p text:style-name="P17"><text:span text:style-name="Source_20_Text"><text:span text:style-name="T1"/></text:span></text:p>
          <text:list>
            <text:list-item>
              <text:p text:style-name="P17"><text:span text:style-name="Source_20_Text"><text:span text:style-name="T1">DELETE <text:s/>student WHERE id='15';</text:span></text:span></text:p>
            </text:list-item>
            <text:list-item>
              <text:p text:style-name="P17"><text:span text:style-name="Source_20_Text"><text:span text:style-name="T1">DELETE FROM student ( id='15)';</text:span></text:span></text:p>
            </text:list-item>
            <text:list-item>
              <text:p text:style-name="P17"><text:span text:style-name="Source_20_Text"><text:span text:style-name="T1">DELETE FROM TABLE student WHERE id='15';</text:span></text:span></text:p>
            </text:list-item>
            <text:list-item>
              <text:p text:style-name="P17"><text:span text:style-name="Source_20_Text"><text:span text:style-name="T1">DELETE FROM student WHERE id='15';</text:span></text:span></text:p>
              <text:p text:style-name="P17"><text:span text:style-name="Source_20_Text"><text:span text:style-name="T1"/></text:span></text:p>
            </text:list-item>
          </text:list>
        </text:list-item>
        <text:list-item>
          <text:p text:style-name="P17"><text:span text:style-name="Source_20_Text"><text:span text:style-name="T1"><text:s/></text:span></text:span></text:p>
          <text:p text:style-name="P17"><text:span text:style-name="Source_20_Text"><text:span text:style-name="T4">Connection con = DriverManager.getConnection(url); </text:span></text:span></text:p>
          <text:p text:style-name="P17"><text:span text:style-name="Source_20_Text"><text:span text:style-name="T4">java.sql.PreparedStatement pstmt = </text:span></text:span></text:p>
          <text:p text:style-name="P17"><text:span text:style-name="Source_20_Text"><text:span text:style-name="T4"><text:s text:c="2"/>con.prepareStatement </text:span></text:span></text:p>
          <text:p text:style-name="P17"><text:span text:style-name="Source_20_Text"><text:span text:style-name="T4"><text:s text:c="4"/>("UPDATE table3 SET m = </text:span></text:span><text:span text:style-name="Source_20_Text"><text:span text:style-name="T5"><text:s text:c="2"/>1 <text:s/></text:span></text:span><text:span text:style-name="Source_20_Text"><text:span text:style-name="T4"><text:s/>WHERE x = </text:span></text:span><text:span text:style-name="Source_20_Text"><text:span text:style-name="T5"><text:s text:c="2"/>1 <text:s/></text:span></text:span><text:span text:style-name="Source_20_Text"><text:span text:style-name="T4">"); </text:span></text:span></text:p>
          <text:p text:style-name="P17"><text:span text:style-name="Source_20_Text"><text:span text:style-name="T4">pstmt.setString(1, "Hi"); </text:span></text:span></text:p>
          <text:p text:style-name="P15"><text:bookmark text:name="result_box"/><text:span text:style-name="T9">Kur</text:span><text:span text:style-name="T10">a</text:span><text:span text:style-name="T9"> no </text:span><text:span text:style-name="T10">sekojošām konstrukcijām</text:span><text:span text:style-name="T9"> ir jā</text:span><text:span text:style-name="T10">raksta</text:span><text:span text:style-name="T9"> </text:span>#1 <text:span text:style-name="T8">vietā</text:span>?</text:p>
          <text:list>
            <text:list-item>
              <text:p text:style-name="P15">?</text:p>
            </text:list-item>
            <text:list-item>
              <text:p text:style-name="P18">!</text:p>
            </text:list-item>
            <text:list-item>
              <text:p text:style-name="P18">this</text:p>
            </text:list-item>
            <text:list-item>
              <text:p text:style-name="P18">pstmt.get;</text:p>
            </text:list-item>
          </text:list>
          <text:p text:style-name="P18"/>
        </text:list-item>
        <text:list-item>
          <text:p text:style-name="P22"><text:s/><text:span text:style-name="T14">Salīdzini</text:span><text:span text:style-name="T13"> aprakstus sarakst</text:span><text:span text:style-name="T14">ā</text:span><text:span text:style-name="T13"> pa kreisi, </text:span><text:span text:style-name="T14">tu</text:span><text:span text:style-name="T15">kša</text:span><text:span text:style-name="T14">jā kolonā norādot</text:span><text:span text:style-name="T13"> pareizo koncepciju no saraksta labajā pusē.</text:span><text:span text:style-name="T12"> 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list xml:id="list103526485394813" text:continue-numbering="true" text:style-name="L1">
              <text:list-header>
                <text:h text:style-name="P11" text:outline-level="1"/>
              </text:list-header>
            </text:list>
          </table:table-cell>
          <table:table-cell table:style-name="Table1.B1" office:value-type="string">
            <text:h text:style-name="P8" text:outline-level="1">setBinaryStream()</text:h>
          </table:table-cell>
          <table:table-cell table:style-name="Table1.C1" office:value-type="string">
            <text:h text:style-name="P7" text:outline-level="1"><text:span text:style-name="T18">a</text:span>. LONGVARBINARY</text:h>
          </table:table-cell>
        </table:table-row>
        <table:table-row table:style-name="Table1.2">
          <table:table-cell table:style-name="Table1.A3" office:value-type="string">
            <text:h text:style-name="P7" text:outline-level="1"/>
          </table:table-cell>
          <table:table-cell table:style-name="Table1.B3" office:value-type="string">
            <text:h text:style-name="P7" text:outline-level="1">setBoolean()</text:h>
          </table:table-cell>
          <table:table-cell table:style-name="Table1.C3" office:value-type="string">
            <text:h text:style-name="P7" text:outline-level="1"><text:span text:style-name="T18">b</text:span>.TINYINT</text:h>
          </table:table-cell>
        </table:table-row>
        <table:table-row table:style-name="Table1.3">
          <table:table-cell table:style-name="Table1.A3" office:value-type="string">
            <text:list xml:id="list103527150855055" text:continue-numbering="true" text:style-name="L1">
              <text:list-header>
                <text:h text:style-name="P13" text:outline-level="1"/>
              </text:list-header>
            </text:list>
          </table:table-cell>
          <table:table-cell table:style-name="Table1.B3" office:value-type="string">
            <text:h text:style-name="P7" text:outline-level="1">setByte()</text:h>
          </table:table-cell>
          <table:table-cell table:style-name="Table1.C3" office:value-type="string">
            <text:h text:style-name="P7" text:outline-level="1"><text:span text:style-name="T18">c</text:span>.VARCHA<text:span text:style-name="T6">R</text:span></text:h>
          </table:table-cell>
        </table:table-row>
        <table:table-row table:style-name="Table1.4">
          <table:table-cell table:style-name="Table1.A4" office:value-type="string">
            <text:h text:style-name="P7" text:outline-level="1"/>
          </table:table-cell>
          <table:table-cell table:style-name="Table1.B4" office:value-type="string">
            <text:h text:style-name="P7" text:outline-level="1">setString()</text:h>
          </table:table-cell>
          <table:table-cell table:style-name="Table1.C4" office:value-type="string">
            <text:h text:style-name="P7" text:outline-level="1"><text:span text:style-name="T18">d</text:span>. BIT</text:h>
          </table:table-cell>
        </table:table-row>
      </table:table>
      <text:p text:style-name="P1"/>
      <text:list xml:id="list103526531595479" text:continue-numbering="true" text:style-name="L1">
        <text:list-item>
          <text:p text:style-name="P19"><text:span text:style-name="T10">Ko nozīmē saīsinājums</text:span> HTML?</text:p>
          <text:list>
            <text:list-item>
              <text:p text:style-name="P18">Hyper Text Multiply Language</text:p>
            </text:list-item>
            <text:list-item>
              <text:p text:style-name="P18">Hyper Text Math Library</text:p>
            </text:list-item>
            <text:list-item>
              <text:p text:style-name="P18">Hyper-Text Markup Language</text:p>
            </text:list-item>
            <text:list-item>
              <text:p text:style-name="P18">High Tech Math Library</text:p>
              <text:p text:style-name="P18"/>
            </text:list-item>
          </text:list>
        </text:list-item>
        <text:list-item>
          <text:p text:style-name="P20"><text:s/><text:span text:style-name="T10">Ko nozīmē saīsinājums</text:span> XML?</text:p>
          <text:list>
            <text:list-item>
              <text:p text:style-name="P18">Extensible Markup Language</text:p>
            </text:list-item>
            <text:list-item>
              <text:p text:style-name="P18">XOR Modeled Language</text:p>
            </text:list-item>
            <text:list-item>
              <text:p text:style-name="P18">X Math Library</text:p>
            </text:list-item>
            <text:list-item>
              <text:p text:style-name="P18">EX Math Language</text:p>
              <text:p text:style-name="P18"><text:soft-page-break/></text:p>
            </text:list-item>
          </text:list>
        </text:list-item>
        <text:list-item>
          <text:p text:style-name="P20"><text:s/><text:span text:style-name="T10">Ko nozīmē saīsinājums</text:span> SGML?</text:p>
          <text:p text:style-name="P18"/>
          <text:list>
            <text:list-item>
              <text:p text:style-name="P18">Standard Generalize<text:span text:style-name="T7">d</text:span> Markup Language</text:p>
            </text:list-item>
            <text:list-item>
              <text:p text:style-name="P18">Standard Generalizes Markup Library</text:p>
            </text:list-item>
            <text:list-item>
              <text:p text:style-name="P18">Standard Game Markup Language</text:p>
            </text:list-item>
            <text:list-item>
              <text:p text:style-name="P18">Standard Generalizes Math Library</text:p>
              <text:p text:style-name="P18"/>
            </text:list-item>
          </text:list>
        </text:list-item>
        <text:list-item>
          <text:p text:style-name="P20"><text:s/><text:span text:style-name="T10">Ko nozīmē saīsinājums</text:span> SAX?</text:p>
          <text:list>
            <text:list-item>
              <text:p text:style-name="P18">Simple API for XML</text:p>
            </text:list-item>
            <text:list-item>
              <text:p text:style-name="P18">Simple Argument for XML</text:p>
            </text:list-item>
            <text:list-item>
              <text:p text:style-name="P18">Short Annotation for XML</text:p>
            </text:list-item>
            <text:list-item>
              <text:p text:style-name="P18">Short API for XML</text:p>
              <text:p text:style-name="P18"/>
            </text:list-item>
          </text:list>
        </text:list-item>
        <text:list-item>
          <text:p text:style-name="P20"><text:s/><text:span text:style-name="T10">Ko nozīmē saīsinājums</text:span> DOM?</text:p>
          <text:p text:style-name="P18"/>
          <text:list>
            <text:list-item>
              <text:p text:style-name="P18">Domain Of Modems</text:p>
            </text:list-item>
            <text:list-item>
              <text:p text:style-name="P18">Drop Or Made</text:p>
            </text:list-item>
            <text:list-item>
              <text:p text:style-name="P18">Document Of Markup</text:p>
            </text:list-item>
            <text:list-item>
              <text:p text:style-name="P18">Document Object Model</text:p>
              <text:p text:style-name="P18"/>
            </text:list-item>
          </text:list>
        </text:list-item>
      </text:list>
      <text:p text:style-name="P1"/>
      <text:list xml:id="list103526777699330" text:continue-numbering="true" text:style-name="L1">
        <text:list-header>
          <text:p text:style-name="P18"/>
        </text:list-header>
      </text:list>
      <text:p text:style-name="P4"><text:tab/><text:span text:style-name="T13">Kurš no šiem apgalvojumiem ir patiess/</text:span><text:span text:style-name="T16">nepatiess</text:span><text:span text:style-name="T13">:</text:span><text:span text:style-name="T12"> </text:span>(<text:span text:style-name="T11">ja sintakse ir korekta</text:span> – <text:span text:style-name="T17">True</text:span>, <text:span text:style-name="T11">citādi</text:span> <text:span text:style-name="T17">False</text:span>):<text:tab/></text:p>
      <text:p text:style-name="P1"><text:s text:c="88"/><text:tab/><text:tab/><text:tab/><text:tab/> <text:s text:c="6"/>T/F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list xml:id="list103526713307273" text:continue-numbering="true" text:style-name="L1">
              <text:list-item>
                <text:h text:style-name="P9" text:outline-level="1"><text:s text:c="2"/></text:h>
              </text:list-item>
            </text:list>
            <text:h text:style-name="P5" text:outline-level="1">&lt;people&gt; </text:h>
            <text:h text:style-name="P5" text:outline-level="1"><text:s text:c="4"/>&lt;person id="person_1"&gt; </text:h>
            <text:h text:style-name="P5" text:outline-level="1"><text:s text:c="8"/>&lt;name&gt;David&lt;/name&gt; </text:h>
            <text:h text:style-name="P5" text:outline-level="1"><text:s text:c="8"/>&lt;surname&gt;Gilmour&lt;/surname&gt; </text:h>
            <text:h text:style-name="P5" text:outline-level="1"><text:s text:c="4"/>&lt;/person&gt; </text:h>
            <text:h text:style-name="P5" text:outline-level="1"><text:s text:c="4"/>&lt;person id="person_2"&gt; </text:h>
            <text:h text:style-name="P5" text:outline-level="1"><text:s text:c="8"/>&lt;name&gt;Richard&lt;/name&gt; </text:h>
            <text:h text:style-name="P5" text:outline-level="1"><text:s text:c="8"/>&lt;surname&gt;Wright&lt;/surname&gt; </text:h>
            <text:h text:style-name="P5" text:outline-level="1"><text:s text:c="4"/>&lt;/person&gt; </text:h>
            <text:h text:style-name="P5" text:outline-level="1"><text:s text:c="4"/>&lt;person id="person_3"&gt; </text:h>
            <text:h text:style-name="P5" text:outline-level="1"><text:s text:c="8"/>&lt;name&gt;Nick&lt;/name&gt; </text:h>
            <text:h text:style-name="P5" text:outline-level="1"><text:s text:c="8"/>&lt;surname&gt;Mason&lt;/surname&gt; </text:h>
            <text:h text:style-name="P5" text:outline-level="1"><text:s text:c="4"/>&lt;/person&gt; </text:h>
            <text:h text:style-name="P5" text:outline-level="1">&lt;/people&gt;</text:h>
          </table:table-cell>
          <table:table-cell table:style-name="Table2.B1" office:value-type="string">
            <text:list xml:id="list103526164738114" text:continue-numbering="true" text:style-name="L1">
              <text:list-header>
                <text:h text:style-name="P10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3526122244474" text:continue-numbering="true" text:style-name="L1">
              <text:list-item>
                <text:h text:style-name="P9" text:outline-level="1"><text:s/></text:h>
              </text:list-item>
            </text:list>
            <text:h text:style-name="P5" text:outline-level="1">&lt;people&gt; </text:h>
            <text:h text:style-name="P5" text:outline-level="1"><text:s text:c="4"/>&lt;person id="person_1"&gt; </text:h>
            <text:h text:style-name="P5" text:outline-level="1"><text:s text:c="8"/>&lt;name&gt;David&lt;/name&gt; </text:h>
            <text:h text:style-name="P5" text:outline-level="1"><text:s text:c="8"/>&lt;surname&gt;Gilmour&lt;/surname&gt; </text:h>
            <text:h text:style-name="P5" text:outline-level="1"><text:s text:c="8"/>&lt;person id="person_2"&gt; </text:h>
            <text:h text:style-name="P5" text:outline-level="1"><text:soft-page-break/><text:s text:c="8"/>&lt;name&gt;Richard&lt;/name&gt; </text:h>
            <text:h text:style-name="P5" text:outline-level="1"><text:s text:c="8"/>&lt;surname&gt;Wright&lt;/surname&gt; </text:h>
            <text:h text:style-name="P5" text:outline-level="1"><text:s text:c="7"/>&lt;person id="person_3"&gt; </text:h>
            <text:h text:style-name="P5" text:outline-level="1"><text:s text:c="8"/>&lt;name&gt;Nick&lt;/name&gt; </text:h>
            <text:h text:style-name="P5" text:outline-level="1"><text:s text:c="8"/>&lt;surname&gt;Mason&lt;/surname&gt; </text:h>
            <text:h text:style-name="P5" text:outline-level="1"><text:s text:c="4"/>&lt;/person&gt; </text:h>
            <text:list xml:id="list103526075315562" text:continue-numbering="true" text:style-name="L1">
              <text:list-header>
                <text:h text:style-name="P9" text:outline-level="1">&lt;/people&gt;</text:h>
              </text:list-header>
            </text:list>
          </table:table-cell>
          <table:table-cell table:style-name="Table2.B1" office:value-type="string">
            <text:list xml:id="list103525271227557" text:continue-numbering="true" text:style-name="L1">
              <text:list-header>
                <text:h text:style-name="P9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3526372456471" text:continue-numbering="true" text:style-name="L1">
              <text:list-item>
                <text:h text:style-name="P9" text:outline-level="1"><text:s/></text:h>
              </text:list-item>
            </text:list>
            <text:h text:style-name="P5" text:outline-level="1">&lt;people&gt; </text:h>
            <text:h text:style-name="P5" text:outline-level="1"><text:s text:c="8"/>&lt;name&gt;David&lt;/name&gt; </text:h>
            <text:h text:style-name="P5" text:outline-level="1"><text:s text:c="8"/>&lt;surname&gt;Gilmour&lt;/surname&gt; </text:h>
            <text:h text:style-name="P5" text:outline-level="1"><text:s/>&lt;/people&gt;</text:h>
          </table:table-cell>
          <table:table-cell table:style-name="Table2.B1" office:value-type="string">
            <text:list xml:id="list103525253077766" text:continue-numbering="true" text:style-name="L1">
              <text:list-header>
                <text:h text:style-name="P9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3526128000698" text:continue-numbering="true" text:style-name="L1">
              <text:list-item>
                <text:h text:style-name="P9" text:outline-level="1"><text:s/></text:h>
              </text:list-item>
            </text:list>
            <text:h text:style-name="P5" text:outline-level="1">&lt;people&gt; </text:h>
            <text:h text:style-name="P5" text:outline-level="1"><text:s text:c="8"/>&lt;name&gt;David&lt;/name&gt; </text:h>
            <text:h text:style-name="P5" text:outline-level="1"><text:s text:c="8"/>&lt;surname/&gt; </text:h>
            <text:list xml:id="list103525973133556" text:continue-numbering="true" text:style-name="L1">
              <text:list-header>
                <text:h text:style-name="P14" text:outline-level="1">&lt;/people&gt;</text:h>
              </text:list-header>
            </text:list>
          </table:table-cell>
          <table:table-cell table:style-name="Table2.B4" office:value-type="string">
            <text:list xml:id="list103526032788047" text:continue-numbering="true" text:style-name="L1">
              <text:list-header>
                <text:h text:style-name="P9" text:outline-level="1"/>
              </text:list-header>
            </text:list>
          </table:table-cell>
        </table:table-row>
        <table:table-row table:style-name="Table2.1">
          <table:table-cell table:style-name="Table2.A1" office:value-type="string">
            <text:list xml:id="list103526131419471" text:continue-numbering="true" text:style-name="L1">
              <text:list-item>
                <text:h text:style-name="P9" text:outline-level="1"/>
                <text:h text:style-name="P14" text:outline-level="1">&lt;name&gt;David&lt;/name&gt; </text:h>
                <text:h text:style-name="P12" text:outline-level="1">&lt;name&gt;Josef&lt;/name&gt; </text:h>
              </text:list-item>
            </text:list>
            <text:h text:style-name="P6" text:outline-level="1"/>
          </table:table-cell>
          <table:table-cell table:style-name="Table2.B4" office:value-type="string">
            <text:list xml:id="list103525868443935" text:continue-numbering="true" text:style-name="L1">
              <text:list-header>
                <text:h text:style-name="P9" text:outline-level="1"/>
              </text:list-header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Hindi3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ohit Hindi" svg:font-family="'Lohit Hind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, helvetica" style:font-family-generic="swiss" style:font-pitch="variable"/>
    <style:font-face style:name="Liberation Sans" svg:font-family="'Liberation Sans'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1" style:list-style-name="" style:class="extra" style:master-page-name="">
      <style:paragraph-properties fo:margin-left="-0.0098in" fo:margin-right="-0.0098in" fo:margin-top="0in" fo:margin-bottom="0in" style:contextual-spacing="false" fo:text-indent="-0.0098in" style:auto-text-indent="false" style:page-number="auto" fo:background-color="transparent" style:shadow="none" style:vertical-align="middle">
        <style:tab-stops/>
        <style:background-image/>
      </style:paragraph-properties>
      <style:text-properties fo:font-style="normal"/>
    </style:style>
    <style:style style:name="Noklus_3f_tais" style:display-name="Noklus?tais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18pt" fo:font-style="normal" fo:text-shadow="none" style:text-underline-style="none" fo:font-weight="normal" style:letter-kerning="true" style:font-name-asian="Lohit Hindi" style:font-family-asian="'Lohit Hindi'" style:font-pitch-asian="variable" style:font-size-asian="18pt" style:font-style-asian="normal" style:font-weight-asian="normal" style:font-name-complex="Lohit Hindi" style:font-family-complex="'Lohit Hindi'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Objekts_20_ar_20_bultu" style:display-name="Objekts ar bultu" style:family="paragraph" style:parent-style-name="Noklus_3f_tais"/>
    <style:style style:name="Objekts_20_ar_20__3f_nu" style:display-name="Objekts ar ?nu" style:family="paragraph" style:parent-style-name="Noklus_3f_tais"/>
    <style:style style:name="Objekts_20_bez_20_aizpild_3f_juma" style:display-name="Objekts bez aizpild?juma" style:family="paragraph" style:parent-style-name="Noklus_3f_tais"/>
    <style:style style:name="Text" style:family="paragraph" style:parent-style-name="Caption" style:class="extra"/>
    <style:style style:name="Pamatteksts_20_abpusl_3f_dzin_3f_ts" style:display-name="Pamatteksts abpusl?dzin?ts" style:family="paragraph" style:parent-style-name="Noklus_3f_tais">
      <style:paragraph-properties fo:text-align="start" style:justify-single-word="false"/>
    </style:style>
    <style:style style:name="Pirm_3f__20_rinda_20_ar_20_atk_3f_pi" style:display-name="Pirm? rinda ar atk?pi" style:family="paragraph" style:parent-style-name="Noklus_3f_tais">
      <style:paragraph-properties fo:margin-left="0in" fo:margin-right="0in" fo:text-indent="0.2362in" style:auto-text-indent="false"/>
    </style:style>
    <style:style style:name="Virsraksts1" style:family="paragraph" style:parent-style-name="Noklus_3f_tais">
      <style:paragraph-properties fo:text-align="center" style:justify-single-word="false"/>
    </style:style>
    <style:style style:name="Virsraksts2" style:family="paragraph" style:parent-style-name="Noklus_3f_tais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WW-Virsraksts" style:family="paragraph" style:parent-style-name="Noklus_3f_tais">
      <style:paragraph-properties fo:margin-top="0.1654in" fo:margin-bottom="0.0827in" style:contextual-spacing="false"/>
    </style:style>
    <style:style style:name="WW-Virsraksts1" style:family="paragraph" style:parent-style-name="Noklus_3f_tais">
      <style:paragraph-properties fo:margin-top="0.1654in" fo:margin-bottom="0.0827in" style:contextual-spacing="false"/>
    </style:style>
    <style:style style:name="WW-Virsraksts2" style:family="paragraph" style:parent-style-name="Noklus_3f_tais">
      <style:paragraph-properties fo:margin-top="0.1654in" fo:margin-bottom="0.0827in" style:contextual-spacing="false"/>
    </style:style>
    <style:style style:name="M_3f_rl_3f_nija" style:display-name="M?rl?nija" style:family="paragraph" style:parent-style-name="Noklus_3f_tais"/>
    <style:style style:name="Default_7e_LT_7e_Gliederung_20_1" style:display-name="Default~LT~Gliederung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contextual-spacing="false" style:line-height-at-least="0.139in" fo:text-indent="0in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Virsraksts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Apakšvirsraksts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Fona_20_objekti" style:display-name="Fona objekti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Piez_3f_mes" style:display-name="Piez?m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20pt" fo:font-style="normal" fo:text-shadow="none" style:text-underline-style="none" fo:font-weight="normal" style:letter-kerning="true" style:font-name-asian="Lohit Hindi" style:font-family-asian="'Lohit Hindi'" style:font-pitch-asian="variable" style:font-size-asian="20pt" style:font-style-asian="normal" style:font-weight-asian="normal" style:font-name-complex="Lohit Hindi" style:font-family-complex="'Lohit Hindi'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trukt_3f_ra_20_1" style:display-name="Strukt?ra 1" style:family="paragraph">
      <style:paragraph-properties fo:margin-top="0in" fo:margin-bottom="0.1965in" style:contextual-spacing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32pt" fo:font-style="normal" fo:text-shadow="none" style:text-underline-style="none" fo:font-weight="normal" style:letter-kerning="true" style:font-name-asian="Lohit Hindi" style:font-family-asian="'Lohit Hindi'" style:font-pitch-asian="variable" style:font-size-asian="32pt" style:font-style-asian="normal" style:font-weight-asian="normal" style:font-name-complex="Lohit Hindi" style:font-family-complex="'Lohit Hindi'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trukt_3f_ra_20_2" style:display-name="Strukt?ra 2" style:family="paragraph" style:parent-style-name="Strukt_3f_ra_20_1">
      <style:paragraph-properties fo:margin-top="0in" fo:margin-bottom="0.1575in" style:contextual-spacing="false"/>
      <style:text-properties fo:font-size="28pt" style:font-size-asian="28pt" style:font-size-complex="28pt"/>
    </style:style>
    <style:style style:name="Strukt_3f_ra_20_3" style:display-name="Strukt?ra 3" style:family="paragraph" style:parent-style-name="Strukt_3f_ra_20_2">
      <style:paragraph-properties fo:margin-top="0in" fo:margin-bottom="0.1181in" style:contextual-spacing="false"/>
      <style:text-properties fo:font-size="24pt" style:font-size-asian="24pt" style:font-size-complex="24pt"/>
    </style:style>
    <style:style style:name="Strukt_3f_ra_20_4" style:display-name="Strukt?ra 4" style:family="paragraph" style:parent-style-name="Strukt_3f_ra_20_3">
      <style:paragraph-properties fo:margin-top="0in" fo:margin-bottom="0.0783in" style:contextual-spacing="false"/>
      <style:text-properties fo:font-size="20pt" style:font-size-asian="20pt" style:font-size-complex="20pt"/>
    </style:style>
    <style:style style:name="Strukt_3f_ra_20_5" style:display-name="Strukt?ra 5" style:family="paragraph" style:parent-style-name="Strukt_3f_ra_20_4">
      <style:paragraph-properties fo:margin-top="0in" fo:margin-bottom="0.0398in" style:contextual-spacing="false"/>
    </style:style>
    <style:style style:name="Strukt_3f_ra_20_6" style:display-name="Strukt?ra 6" style:family="paragraph" style:parent-style-name="Strukt_3f_ra_20_5"/>
    <style:style style:name="Strukt_3f_ra_20_7" style:display-name="Strukt?ra 7" style:family="paragraph" style:parent-style-name="Strukt_3f_ra_20_6"/>
    <style:style style:name="Strukt_3f_ra_20_8" style:display-name="Strukt?ra 8" style:family="paragraph" style:parent-style-name="Strukt_3f_ra_20_7"/>
    <style:style style:name="Strukt_3f_ra_20_9" style:display-name="Strukt?ra 9" style:family="paragraph" style:parent-style-name="Strukt_3f_ra_20_8"/>
    <style:style style:name="WW-Virsraksts123" style:family="paragraph" style:parent-style-name="Noklus_3f_tais">
      <style:paragraph-properties fo:margin-top="0.1654in" fo:margin-bottom="0.0827in" style:contextual-spacing="false"/>
    </style:style>
    <style:style style:name="WW-Virsraksts11" style:family="paragraph" style:parent-style-name="Noklus_3f_tais">
      <style:paragraph-properties fo:margin-top="0.1654in" fo:margin-bottom="0.0827in" style:contextual-spacing="false"/>
    </style:style>
    <style:style style:name="WW-Virsraksts21" style:family="paragraph" style:parent-style-name="Noklus_3f_tais">
      <style:paragraph-properties fo:margin-top="0.1654in" fo:margin-bottom="0.0827in" style:contextual-spacing="false"/>
    </style:style>
    <style:style style:name="WW-Virsraksts1234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ohit Hindi" fo:font-family="'Lohit Hindi'" style:font-pitch="variable" fo:font-size="44pt" fo:font-style="normal" fo:text-shadow="none" style:text-underline-style="none" fo:font-weight="normal" style:letter-kerning="true" style:font-name-asian="Lohit Hindi" style:font-family-asian="'Lohit Hindi'" style:font-pitch-asian="variable" style:font-size-asian="44pt" style:font-style-asian="normal" style:font-weight-asian="normal" style:font-name-complex="Lohit Hindi" style:font-family-complex="'Lohit Hindi'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3" style:font-family-complex="'Lohit Hindi'" style:font-family-generic-complex="modern" style:font-pitch-complex="fixed"/>
    </style:style>
    <style:style style:name="WW8Num3z0" style:family="text">
      <style:text-properties fo:font-style="normal" fo:font-weight="normal" style:font-style-asian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8Num19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 </meta:initial-creator>
    <meta:creation-date>2013-08-26T16:14:06</meta:creation-date>
    <dc:date>2015-03-25T10:35:24.998911646</dc:date>
    <meta:editing-duration>PT38M50S</meta:editing-duration>
    <meta:editing-cycles>14</meta:editing-cycles>
    <meta:generator>LibreOffice/4.2.7.2$Linux_x86 LibreOffice_project/420m0$Build-2</meta:generator>
    <meta:document-statistic meta:table-count="2" meta:image-count="0" meta:object-count="0" meta:page-count="4" meta:paragraph-count="129" meta:word-count="492" meta:character-count="3668" meta:non-whitespace-character-count="3031"/>
  </office:meta>
</office:document-meta>
</file>